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ohit Kannada" svg:font-family="'Lohit Kannad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paragraph-rsid="0001366d" style:font-size-asian="14pt" style:font-weight-asian="bold" style:font-size-complex="14pt" style:font-weight-complex="bold"/>
    </style:style>
    <style:style style:name="P2" style:family="paragraph" style:parent-style-name="Standard" style:list-style-name="L1">
      <style:text-properties officeooo:paragraph-rsid="0001366d"/>
    </style:style>
    <style:style style:name="P3" style:family="paragraph" style:parent-style-name="Standard" style:list-style-name="L1">
      <style:text-properties officeooo:rsid="00020001" officeooo:paragraph-rsid="00020001"/>
    </style:style>
    <style:style style:name="P4" style:family="paragraph" style:parent-style-name="Standard">
      <style:text-properties officeooo:rsid="00020001" officeooo:paragraph-rsid="00020001"/>
    </style:style>
    <style:style style:name="P5" style:family="paragraph" style:parent-style-name="Standard">
      <style:text-properties officeooo:paragraph-rsid="00020001"/>
    </style:style>
    <style:style style:name="P6" style:family="paragraph" style:parent-style-name="Standard" style:list-style-name="L4">
      <style:text-properties fo:font-size="16pt" officeooo:rsid="00035907" officeooo:paragraph-rsid="00035907" style:font-size-asian="16pt" style:font-size-complex="16pt"/>
    </style:style>
    <style:style style:name="P7" style:family="paragraph" style:parent-style-name="Standard" style:list-style-name="L5">
      <style:text-properties fo:font-size="16pt" officeooo:rsid="00035907" officeooo:paragraph-rsid="00035907" style:font-size-asian="16pt" style:font-size-complex="16pt"/>
    </style:style>
    <style:style style:name="P8" style:family="paragraph" style:parent-style-name="Standard" style:list-style-name="L6">
      <style:text-properties fo:font-size="16pt" officeooo:rsid="00035907" officeooo:paragraph-rsid="00035907" style:font-size-asian="16pt" style:font-size-complex="16pt"/>
    </style:style>
    <style:style style:name="P9" style:family="paragraph" style:parent-style-name="Standard" style:list-style-name="L6">
      <style:text-properties fo:font-size="16pt" officeooo:rsid="00035907" officeooo:paragraph-rsid="000380cc" style:font-size-asian="16pt" style:font-size-complex="16pt"/>
    </style:style>
    <style:style style:name="P10" style:family="paragraph" style:parent-style-name="Standard">
      <style:text-properties fo:font-size="16pt" officeooo:rsid="00035907" officeooo:paragraph-rsid="00035907" style:font-size-asian="16pt" style:font-size-complex="16pt"/>
    </style:style>
    <style:style style:name="P11" style:family="paragraph" style:parent-style-name="Standard" style:list-style-name="L6">
      <style:text-properties fo:font-size="16pt" officeooo:rsid="000380cc" officeooo:paragraph-rsid="000380cc" style:font-size-asian="16pt" style:font-size-complex="16pt"/>
    </style:style>
    <style:style style:name="P12" style:family="paragraph" style:parent-style-name="Standard" style:list-style-name="L8">
      <style:text-properties fo:font-size="16pt" officeooo:rsid="000380cc" officeooo:paragraph-rsid="000380cc" style:font-size-asian="16pt" style:font-size-complex="16pt"/>
    </style:style>
    <style:style style:name="P13" style:family="paragraph" style:parent-style-name="Standard" style:list-style-name="L9">
      <style:text-properties fo:font-size="16pt" officeooo:rsid="000380cc" officeooo:paragraph-rsid="000380cc" style:font-size-asian="16pt" style:font-size-complex="16pt"/>
    </style:style>
    <style:style style:name="P14" style:family="paragraph" style:parent-style-name="Standard" style:list-style-name="L10">
      <style:text-properties fo:font-size="16pt" officeooo:rsid="0004a1eb" officeooo:paragraph-rsid="0004a1eb" style:font-size-asian="16pt" style:font-size-complex="16pt"/>
    </style:style>
    <style:style style:name="P15" style:family="paragraph" style:parent-style-name="Standard">
      <style:text-properties fo:font-size="16pt" officeooo:rsid="0004a1eb" officeooo:paragraph-rsid="0004a1eb" style:font-size-asian="16pt" style:font-size-complex="16pt"/>
    </style:style>
    <style:style style:name="P16" style:family="paragraph" style:parent-style-name="Standard" style:list-style-name="L12">
      <style:text-properties fo:font-size="16pt" officeooo:rsid="0004a1eb" officeooo:paragraph-rsid="0004a1eb" style:font-size-asian="16pt" style:font-size-complex="16pt"/>
    </style:style>
    <style:style style:name="P17" style:family="paragraph" style:parent-style-name="Standard">
      <style:text-properties fo:font-size="16pt" officeooo:rsid="0004a1eb" officeooo:paragraph-rsid="0004f856" style:font-size-asian="16pt" style:font-size-complex="16pt"/>
    </style:style>
    <style:style style:name="P18" style:family="paragraph" style:parent-style-name="Standard" style:list-style-name="L19">
      <style:text-properties fo:font-size="16pt" officeooo:rsid="0004a1eb" officeooo:paragraph-rsid="0004f856" style:font-size-asian="16pt" style:font-size-complex="16pt"/>
    </style:style>
    <style:style style:name="P19" style:family="paragraph" style:parent-style-name="Standard">
      <style:text-properties fo:font-size="16pt" officeooo:paragraph-rsid="0004a1eb" style:font-size-asian="16pt" style:font-size-complex="16pt"/>
    </style:style>
    <style:style style:name="P20" style:family="paragraph" style:parent-style-name="Standard" style:list-style-name="L15">
      <style:text-properties fo:font-size="16pt" officeooo:paragraph-rsid="0004a1eb" style:font-size-asian="16pt" style:font-size-complex="16pt"/>
    </style:style>
    <style:style style:name="P21" style:family="paragraph" style:parent-style-name="Standard" style:list-style-name="L19">
      <style:text-properties fo:font-size="16pt" officeooo:rsid="0004f856" officeooo:paragraph-rsid="0004f856" style:font-size-asian="16pt" style:font-size-complex="16pt"/>
    </style:style>
    <style:style style:name="P22" style:family="paragraph" style:parent-style-name="Standard" style:list-style-name="L19">
      <style:text-properties fo:font-size="16pt" officeooo:rsid="0004f856" officeooo:paragraph-rsid="0005619a" style:font-size-asian="16pt" style:font-size-complex="16pt"/>
    </style:style>
    <style:style style:name="P23" style:family="paragraph" style:parent-style-name="Standard" style:list-style-name="L19">
      <style:text-properties fo:font-size="16pt" officeooo:rsid="0005619a" officeooo:paragraph-rsid="0005619a" style:font-size-asian="16pt" style:font-size-complex="16pt"/>
    </style:style>
    <style:style style:name="P24" style:family="paragraph" style:parent-style-name="Standard">
      <style:text-properties fo:font-size="16pt" officeooo:rsid="0005619a" officeooo:paragraph-rsid="0005619a" style:font-size-asian="16pt" style:font-size-complex="16pt"/>
    </style:style>
    <style:style style:name="P25" style:family="paragraph" style:parent-style-name="Standard" style:list-style-name="L20">
      <style:text-properties fo:font-size="16pt" officeooo:rsid="0005619a" officeooo:paragraph-rsid="0005619a" style:font-size-asian="16pt" style:font-size-complex="16pt"/>
    </style:style>
    <style:style style:name="P26" style:family="paragraph" style:parent-style-name="Standard" style:list-style-name="L22">
      <style:text-properties fo:font-size="16pt" officeooo:rsid="0005619a" officeooo:paragraph-rsid="0005619a" style:font-size-asian="16pt" style:font-size-complex="16pt"/>
    </style:style>
    <style:style style:name="P27" style:family="paragraph" style:parent-style-name="Standard" style:list-style-name="L23">
      <style:text-properties fo:font-size="16pt" officeooo:rsid="000737f3" officeooo:paragraph-rsid="000737f3" style:font-size-asian="16pt" style:font-size-complex="16pt"/>
    </style:style>
    <style:style style:name="P28" style:family="paragraph" style:parent-style-name="Standard">
      <style:text-properties fo:font-size="16pt" officeooo:rsid="000737f3" officeooo:paragraph-rsid="000737f3" style:font-size-asian="16pt" style:font-size-complex="16pt"/>
    </style:style>
    <style:style style:name="P29" style:family="paragraph" style:parent-style-name="Standard" style:list-style-name="L28">
      <style:text-properties fo:font-size="16pt" officeooo:rsid="000829d2" officeooo:paragraph-rsid="000829d2" style:font-size-asian="16pt" style:font-size-complex="16pt"/>
    </style:style>
    <style:style style:name="P30" style:family="paragraph" style:parent-style-name="Standard" style:list-style-name="L27">
      <style:text-properties fo:font-size="16pt" fo:font-weight="bold" officeooo:rsid="000829d2" officeooo:paragraph-rsid="000829d2" style:font-size-asian="14pt" style:font-weight-asian="bold" style:font-size-complex="16pt" style:font-weight-complex="bold"/>
    </style:style>
    <style:style style:name="P31" style:family="paragraph" style:parent-style-name="Standard">
      <style:text-properties fo:font-size="16pt" fo:font-weight="normal" officeooo:paragraph-rsid="00020001" style:font-size-asian="16pt" style:font-weight-asian="normal" style:font-size-complex="16pt" style:font-weight-complex="normal"/>
    </style:style>
    <style:style style:name="P32" style:family="paragraph" style:parent-style-name="Standard" style:list-style-name="L27">
      <style:text-properties fo:font-size="16pt" fo:font-weight="normal" officeooo:rsid="000829d2" officeooo:paragraph-rsid="000829d2" style:font-size-asian="14pt" style:font-weight-asian="normal" style:font-size-complex="16pt" style:font-weight-complex="normal"/>
    </style:style>
    <style:style style:name="P33" style:family="paragraph" style:parent-style-name="Standard" style:list-style-name="L16">
      <style:text-properties fo:font-size="16pt" officeooo:rsid="0004ab9c" officeooo:paragraph-rsid="0004ab9c" style:font-size-asian="14pt" style:font-size-complex="16pt"/>
    </style:style>
    <style:style style:name="P34" style:family="paragraph" style:parent-style-name="Standard">
      <style:text-properties fo:font-size="16pt" officeooo:rsid="0004ab9c" officeooo:paragraph-rsid="0004ab9c" style:font-size-asian="14pt" style:font-size-complex="16pt"/>
    </style:style>
    <style:style style:name="P35" style:family="paragraph" style:parent-style-name="Standard" style:list-style-name="L17">
      <style:text-properties fo:font-size="16pt" officeooo:rsid="0004ab9c" officeooo:paragraph-rsid="0004ab9c" style:font-size-asian="14pt" style:font-size-complex="16pt"/>
    </style:style>
    <style:style style:name="P36" style:family="paragraph" style:parent-style-name="Standard" style:list-style-name="L18">
      <style:text-properties fo:font-size="16pt" officeooo:rsid="0004ab9c" officeooo:paragraph-rsid="0004ab9c" style:font-size-asian="14pt" style:font-size-complex="16pt"/>
    </style:style>
    <style:style style:name="P37" style:family="paragraph" style:parent-style-name="Standard" style:list-style-name="L17">
      <style:text-properties fo:font-size="16pt" officeooo:paragraph-rsid="0004a1eb" style:font-size-asian="14pt" style:font-size-complex="16pt"/>
    </style:style>
    <style:style style:name="P38" style:family="paragraph" style:parent-style-name="Standard" style:list-style-name="L18">
      <style:text-properties fo:font-size="16pt" officeooo:paragraph-rsid="0004a1eb" style:font-size-asian="14pt" style:font-size-complex="16pt"/>
    </style:style>
    <style:style style:name="P39" style:family="paragraph" style:parent-style-name="Standard" style:list-style-name="L24">
      <style:text-properties fo:font-size="16pt" officeooo:rsid="000737f3" officeooo:paragraph-rsid="000737f3" style:font-size-asian="14pt" style:font-size-complex="16pt"/>
    </style:style>
    <style:style style:name="P40" style:family="paragraph" style:parent-style-name="Standard" style:list-style-name="L25">
      <style:text-properties fo:font-size="16pt" officeooo:rsid="000737f3" officeooo:paragraph-rsid="000737f3" style:font-size-asian="14pt" style:font-size-complex="16pt"/>
    </style:style>
    <style:style style:name="P41" style:family="paragraph" style:parent-style-name="Standard" style:list-style-name="L26">
      <style:text-properties fo:font-size="16pt" officeooo:rsid="000829d2" officeooo:paragraph-rsid="000829d2" style:font-size-asian="14pt" style:font-size-complex="16pt"/>
    </style:style>
    <style:style style:name="P42" style:family="paragraph" style:parent-style-name="Standard" style:list-style-name="L25">
      <style:text-properties fo:font-size="16pt" officeooo:rsid="000829d2" officeooo:paragraph-rsid="000829d2" style:font-size-asian="14pt" style:font-size-complex="16pt"/>
    </style:style>
    <style:style style:name="P43" style:family="paragraph" style:parent-style-name="Standard" style:list-style-name="L27">
      <style:text-properties fo:font-size="16pt" officeooo:rsid="000829d2" officeooo:paragraph-rsid="000829d2" style:font-size-asian="14pt" style:font-size-complex="16pt"/>
    </style:style>
    <style:style style:name="P44" style:family="paragraph" style:parent-style-name="Standard">
      <style:text-properties officeooo:paragraph-rsid="00033332"/>
    </style:style>
    <style:style style:name="P45" style:family="paragraph" style:parent-style-name="Standard">
      <style:text-properties officeooo:paragraph-rsid="00035907"/>
    </style:style>
    <style:style style:name="P46" style:family="paragraph" style:parent-style-name="Standard" style:list-style-name="L6">
      <style:text-properties officeooo:paragraph-rsid="000380cc"/>
    </style:style>
    <style:style style:name="P47" style:family="paragraph" style:parent-style-name="Standard">
      <style:text-properties officeooo:paragraph-rsid="000380cc"/>
    </style:style>
    <style:style style:name="P48" style:family="paragraph" style:parent-style-name="Standard">
      <style:text-properties officeooo:paragraph-rsid="0004a1eb"/>
    </style:style>
    <style:style style:name="P49" style:family="paragraph" style:parent-style-name="Standard" style:list-style-name="L14">
      <style:text-properties officeooo:paragraph-rsid="0004ab9c"/>
    </style:style>
    <style:style style:name="P50" style:family="paragraph" style:parent-style-name="Standard">
      <style:text-properties officeooo:paragraph-rsid="000737f3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4a1eb" style:font-size-asian="16pt" style:font-size-complex="16pt"/>
    </style:style>
    <style:style style:name="T3" style:family="text">
      <style:text-properties style:font-name="Lohit Kannada" fo:font-size="16pt" style:font-size-asian="16pt" style:font-size-complex="16pt"/>
    </style:style>
    <style:style style:name="T4" style:family="text">
      <style:text-properties style:font-name="Liberation Serif" fo:font-size="16pt" officeooo:rsid="0001366d" style:font-size-asian="16pt" style:font-size-complex="16pt"/>
    </style:style>
    <style:style style:name="T5" style:family="text">
      <style:text-properties style:font-name="Liberation Serif" fo:font-size="16pt" fo:font-weight="normal" officeooo:rsid="0001366d" style:font-size-asian="16pt" style:font-weight-asian="normal" style:font-size-complex="16pt" style:font-weight-complex="normal"/>
    </style:style>
    <style:style style:name="T6" style:family="text">
      <style:text-properties style:font-name="Liberation Serif" fo:font-size="16pt" fo:font-weight="normal" officeooo:rsid="00020001" style:font-size-asian="16pt" style:font-weight-asian="normal" style:font-size-complex="16pt" style:font-weight-complex="normal"/>
    </style:style>
    <style:style style:name="T7" style:family="text">
      <style:text-properties style:text-line-through-style="none" style:text-line-through-type="none" style:font-name="Liberation Serif" fo:font-size="16pt" fo:font-weight="normal" style:font-size-asian="16pt" style:font-weight-asian="normal" style:font-size-complex="16pt" style:font-weight-complex="normal"/>
    </style:style>
    <style:style style:name="T8" style:family="text">
      <style:text-properties style:text-line-through-style="none" style:text-line-through-type="none" style:font-name="Liberation Serif" fo:font-size="16pt" fo:font-weight="normal" officeooo:rsid="00020001" style:font-size-asian="16pt" style:font-weight-asian="normal" style:font-size-complex="16pt" style:font-weight-complex="normal"/>
    </style:style>
    <style:style style:name="T9" style:family="text">
      <style:text-properties style:text-line-through-style="none" style:text-line-through-type="none" style:font-name="Liberation Serif" fo:font-size="12pt" fo:font-weight="normal" officeooo:rsid="00020001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Liberation Serif" fo:font-weight="normal" style:font-weight-asian="normal" style:font-weight-complex="normal"/>
    </style:style>
    <style:style style:name="T11" style:family="text">
      <style:text-properties style:text-line-through-style="none" style:text-line-through-type="none" style:font-name="Liberation Serif" fo:font-weight="normal" officeooo:rsid="00020001" style:font-weight-asian="normal" style:font-weight-complex="normal"/>
    </style:style>
    <style:style style:name="T12" style:family="text">
      <style:text-properties style:text-line-through-style="none" style:text-line-through-type="none" style:font-name="Liberation Serif" fo:font-weight="normal" officeooo:rsid="0004f856" style:font-weight-asian="normal" style:font-weight-complex="normal"/>
    </style:style>
    <style:style style:name="T13" style:family="text">
      <style:text-properties style:text-line-through-style="none" style:text-line-through-type="none" style:font-name="Liberation Serif" fo:font-weight="normal" officeooo:rsid="000737f3" style:font-weight-asian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0380cc" style:font-style-asian="normal" style:font-style-complex="normal"/>
    </style:style>
    <style:style style:name="T16" style:family="text">
      <style:text-properties fo:font-style="normal" officeooo:rsid="00035907" style:font-style-asian="normal" style:font-style-complex="normal"/>
    </style:style>
    <style:style style:name="T17" style:family="text">
      <style:text-properties officeooo:rsid="0004a1eb"/>
    </style:style>
    <style:style style:name="T18" style:family="text">
      <style:text-properties officeooo:rsid="0004ab9c"/>
    </style:style>
    <style:style style:name="T19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4"/><text:span text:style-name="T3">Basic Linux Commands</text:span><text:span text:style-name="T4"> </text:span></text:p>
      <text:p text:style-name="P1"><text:span text:style-name="T4">1. **Introduction to the Linux Terminal:**</text:span></text:p>
      <text:p text:style-name="P1"><text:span text:style-name="T4"/></text:p>
      <text:list xml:id="list125938502" text:style-name="L1">
        <text:list-item>
          <text:p text:style-name="P2"><text:span text:style-name="T5">‘ls’ – command to list the contents of your home directory.</text:span></text:p>
        </text:list-item>
        <text:list-item>
          <text:p text:style-name="P2"><text:span text:style-name="T5"><text:s/>‘cd’- command to navigate to a different directory.</text:span></text:p>
        </text:list-item>
        <text:list-item>
          <text:p text:style-name="P2"><text:span text:style-name="T5">‘pwd’ (present working directory) – command <text:s/>to print the path of the directory you are currently in.</text:span></text:p>
        </text:list-item>
        <text:list-item>
          <text:p text:style-name="P2"><text:span text:style-name="T5">‘mkdir’ - <text:s/></text:span><text:span text:style-name="T6">command to create new directory.</text:span></text:p>
        </text:list-item>
        <text:list-item>
          <text:p text:style-name="P2"><text:span text:style-name="T6">‘rm </text:span><text:span text:style-name="T8">r ‘-command to remove directory.</text:span></text:p>
        </text:list-item>
        <text:list-item>
          <text:p text:style-name="P3"><text:span text:style-name="T7">‘cp -r’ – command to copy directory.</text:span></text:p>
        </text:list-item>
        <text:list-item>
          <text:p text:style-name="P3"><text:span text:style-name="T7">‘touch’ – command to create a new file.</text:span></text:p>
        </text:list-item>
        <text:list-item>
          <text:p text:style-name="P3"><text:span text:style-name="T7">‘cat &gt; file_name’ – command to add some contents to file.</text:span></text:p>
        </text:list-item>
        <text:list-item>
          <text:p text:style-name="P3"><text:span text:style-name="T7">‘cat’ – to view the file.</text:span></text:p>
        </text:list-item>
        <text:list-item>
          <text:p text:style-name="P3"><text:span text:style-name="T7">‘mv’ – command to move file</text:span></text:p>
        </text:list-item>
        <text:list-item>
          <text:p text:style-name="P3"><text:span text:style-name="T7">‘cp’ – command to copy file</text:span></text:p>
        </text:list-item>
        <text:list-item>
          <text:p text:style-name="P3"><text:span text:style-name="T7">‘rm’ – command to remove or delete</text:span></text:p>
        </text:list-item>
      </text:list>
      <text:p text:style-name="P4"><text:span text:style-name="T7"/></text:p>
      <text:p text:style-name="P31">2. **File Management:**</text:p>
      <text:p text:style-name="P5"/>
      <text:p text:style-name="P44">- Create a directory called "my_documents."</text:p>
      <text:list xml:id="list1938568344" text:style-name="L4">
        <text:list-item>
          <text:p text:style-name="P6">mkdir my_documents.</text:p>
        </text:list-item>
      </text:list>
      <text:p text:style-name="P45"/>
      <text:p text:style-name="P45">- Inside "my_documents," create three subdirectories: "work," "personal," and "photos."</text:p>
      <text:list xml:id="list1745789293" text:style-name="L5">
        <text:list-item>
          <text:p text:style-name="P7">mkdir /<text:span text:style-name="T14">home/linux/my_documents/work.</text:span></text:p>
        </text:list-item>
        <text:list-item>
          <text:p text:style-name="P7"><text:span text:style-name="T14">mkdir /home/linux/my_documents/personal.</text:span></text:p>
        </text:list-item>
        <text:list-item>
          <text:p text:style-name="P7"><text:span text:style-name="T14">mkdir /home/linux/my_documents/photos.</text:span></text:p>
        </text:list-item>
      </text:list>
      <text:p text:style-name="P45"/>
      <text:p text:style-name="P45">- Create text files with some content in each of these subdirectories.</text:p>
      <text:list xml:id="list1739073480" text:style-name="L6">
        <text:list-item>
          <text:p text:style-name="P8">Touch /<text:span text:style-name="T14">home/linux/mydocuments/work/workplace.txt</text:span></text:p>
          <text:p text:style-name="P8"><text:span text:style-name="T14">ex:- content is “workplace is relevance”</text:span></text:p>
        </text:list-item>
      </text:list>
      <text:p text:style-name="P10"><text:span text:style-name="T14"/></text:p>
      <text:list xml:id="list191904315518526" text:continue-numbering="true" text:style-name="L6">
        <text:list-item>
          <text:p text:style-name="P9"><text:span text:style-name="T14">Touch /home/linux/mydocuments/</text:span><text:span text:style-name="T15">personal</text:span><text:span text:style-name="T14">/</text:span><text:span text:style-name="T15">personaldetails</text:span><text:span text:style-name="T14">.txt</text:span></text:p>
          <text:p text:style-name="P11"><text:span text:style-name="T14">ex:- “9449444457”</text:span></text:p>
          <text:p text:style-name="P11"><text:span text:style-name="T14"/></text:p>
        </text:list-item>
        <text:list-item>
          <text:p text:style-name="P11"><text:span text:style-name="T16">Touch /home/linux/mydocuments/</text:span><text:span text:style-name="T14">photos</text:span><text:span text:style-name="T16">/</text:span><text:span text:style-name="T14">photo</text:span><text:span text:style-name="T16">.txt</text:span><text:span text:style-name="T14"> </text:span></text:p>
          <text:p text:style-name="P11"><text:span text:style-name="T14">ex:- “image is in jpg” #this is the content in txt file.</text:span></text:p>
          <text:p text:style-name="P46"/>
        </text:list-item>
      </text:list>
      <text:p text:style-name="P47">- Copy a file from one subdirectory to another.</text:p>
      <text:list xml:id="list2415693186" text:style-name="L8">
        <text:list-item>
          <text:p text:style-name="P12">cp -r work/workplace.txt <text:s/>/home/linux/my_documents/personal </text:p>
          <text:p text:style-name="P12"/>
          <text:p text:style-name="P12"/>
        </text:list-item>
      </text:list>
      <text:p text:style-name="P44"><text:soft-page-break/>- Move a file from one subdirectory to another</text:p>
      <text:list xml:id="list2882977124" text:style-name="L9">
        <text:list-item>
          <text:p text:style-name="P13">mv photos/photo.txt <text:s/>/home/linux/my_documents/personal</text:p>
        </text:list-item>
      </text:list>
      <text:p text:style-name="P44"/>
      <text:p text:style-name="P44"><text:span text:style-name="T8">-</text:span><text:span text:style-name="T9"> Delete one of the subdirectories and its contents.</text:span></text:p>
      <text:list xml:id="list1358519558" text:style-name="L10">
        <text:list-item>
          <text:p text:style-name="P14"><text:span text:style-name="T11">S</text:span><text:span text:style-name="T10">yntax:- rm &lt;filename.txt&gt; # it will delete only file</text:span></text:p>
        </text:list-item>
        <text:list-item>
          <text:p text:style-name="P14"><text:span text:style-name="T10">syntax:- rm -r &lt;directory path&gt; # it will delete directory </text:span></text:p>
        </text:list-item>
        <text:list-item>
          <text:p text:style-name="P14"><text:span text:style-name="T10">ex:- rm -r <text:s/>/home/linux/my_documents/personal</text:span></text:p>
        </text:list-item>
      </text:list>
      <text:p text:style-name="P15"><text:span text:style-name="T10"/></text:p>
      <text:p text:style-name="P15"><text:span text:style-name="T10"/></text:p>
      <text:p text:style-name="P19">3. **File Permissions:**</text:p>
      <text:p text:style-name="P19"/>
      <text:list xml:id="list957474053" text:style-name="L12">
        <text:list-item>
          <text:p text:style-name="P16">r – raed</text:p>
        </text:list-item>
        <text:list-item>
          <text:p text:style-name="P16">w – write</text:p>
        </text:list-item>
        <text:list-item>
          <text:p text:style-name="P16">x – execute</text:p>
        </text:list-item>
        <text:list-item>
          <text:p text:style-name="P16">d – directory</text:p>
        </text:list-item>
      </text:list>
      <text:p text:style-name="P48"/>
      <text:p text:style-name="P48">- Create a text file.</text:p>
      <text:list xml:id="list3870941025" text:style-name="L14">
        <text:list-item>
          <text:p text:style-name="P49"><text:span text:style-name="T2">Touch exa</text:span></text:p>
        </text:list-item>
        <text:list-item>
          <text:p text:style-name="P49"><text:span text:style-name="T2">mple.txt # it will create text file of example.</text:span></text:p>
        </text:list-item>
      </text:list>
      <text:p text:style-name="P48"><text:span text:style-name="T2"/></text:p>
      <text:p text:style-name="P48">- Use the `ls -l` command to view file permissions.</text:p>
      <text:list xml:id="list2510503869" text:style-name="L15">
        <text:list-item>
          <text:p text:style-name="P20">‘<text:span text:style-name="T17">ls -la’ – command to view the file permissions.</text:span></text:p>
          <text:p text:style-name="P20"/>
        </text:list-item>
      </text:list>
      <text:p text:style-name="P48">- Use the `chmod` command to change file permissions, allowing only the owner to read and write the file.</text:p>
      <text:list xml:id="list3788440847" text:style-name="L16">
        <text:list-item>
          <text:p text:style-name="P33">Chmod u+r <text:s/>&lt;filename&gt; #for adding permission.</text:p>
        </text:list-item>
        <text:list-item>
          <text:p text:style-name="P33">Chmod u-r <text:s/>&lt;filename&gt; #for removing permission.</text:p>
        </text:list-item>
        <text:list-item>
          <text:p text:style-name="P33">Chmod a+rwx <text:s/>&lt;filename&gt; #for adding permission for all.</text:p>
        </text:list-item>
      </text:list>
      <text:p text:style-name="P34"/>
      <text:p text:style-name="P34">Ex:- chmod u+rw &lt;filename&gt; #it will change file permissions allowing the owner to read and write.</text:p>
      <text:p text:style-name="P34"/>
      <text:p text:style-name="P48">- Use the `chown` command to change the owner of the file.</text:p>
      <text:list xml:id="list4038553580" text:style-name="L17">
        <text:list-item>
          <text:p text:style-name="P37">‘<text:span text:style-name="T18">chown’ – command to change the owner of the file.</text:span></text:p>
        </text:list-item>
        <text:list-item>
          <text:p text:style-name="P35">Syntax: chown -c &lt;username&gt; &lt;filename&gt; # to which user want to become owner.</text:p>
          <text:p text:style-name="P35"/>
        </text:list-item>
      </text:list>
      <text:p text:style-name="P48">- Use the `chgrp` command to change the group of the file.</text:p>
      <text:list xml:id="list2304018673" text:style-name="L18">
        <text:list-item>
          <text:p text:style-name="P38">‘<text:span text:style-name="T18">chgrp’ – command to change group ownership.</text:span></text:p>
        </text:list-item>
        <text:list-item>
          <text:p text:style-name="P36">Synatx : chgrp -c &lt;groupname&gt; &lt;filename&gt;</text:p>
          <text:p text:style-name="P36"/>
        </text:list-item>
      </text:list>
      <text:p text:style-name="P17"><text:soft-page-break/><text:span text:style-name="T10">4. **Processes and System Monitoring:**</text:span></text:p>
      <text:p text:style-name="P17"><text:span text:style-name="T10"/></text:p>
      <text:list xml:id="list626967907" text:style-name="L19">
        <text:list-item>
          <text:p text:style-name="P18"><text:span text:style-name="T10">‘</text:span><text:span text:style-name="T12">ps’ – command used to know PID.</text:span></text:p>
          <text:p text:style-name="P21"><text:span text:style-name="T10">Ex:- ps -ef | grep &lt;name&gt; #to know the PID value.</text:span></text:p>
          <text:p text:style-name="P21"><text:span text:style-name="T10"/></text:p>
        </text:list-item>
        <text:list-item>
          <text:p text:style-name="P21"><text:span text:style-name="T10">Top command(table of processes)</text:span></text:p>
          <text:p text:style-name="P21"><text:span text:style-name="T10">- top command shows a real-time view of running processes in linux and displays kernel-managed tasks.</text:span></text:p>
          <text:p text:style-name="P21"><text:span text:style-name="T10">- it also provides a system information summary that shows resources utilization,including cpu and memory usage.</text:span></text:p>
        </text:list-item>
        <text:list-item>
          <text:p text:style-name="P22"><text:span text:style-name="T10">‘kill’ - <text:s/>command to terminate a running process.</text:span></text:p>
          <text:p text:style-name="P23"><text:span text:style-name="T10">Ex:- kill -9 &lt;PID_number&gt; # it will stop force.</text:span></text:p>
        </text:list-item>
      </text:list>
      <text:p text:style-name="P24"><text:span text:style-name="T10"/></text:p>
      <text:p text:style-name="P24"><text:span text:style-name="T10"/></text:p>
      <text:p text:style-name="P24"><text:span text:style-name="T10">5. **Package Management:**</text:span></text:p>
      <text:p text:style-name="P24"><text:span text:style-name="T10"/></text:p>
      <text:list xml:id="list2709804708" text:style-name="L20">
        <text:list-item>
          <text:p text:style-name="P25"><text:span text:style-name="T10">It is all about packages installing,upgrading,deleting,view package info and package config.</text:span></text:p>
        </text:list-item>
        <text:list-item>
          <text:p text:style-name="P25"><text:span text:style-name="T10">Manage software using YUM/DNF and RPM for your redhat</text:span><text:span text:style-name="T12"> </text:span><text:span text:style-name="T10">based linux systems like centos</text:span></text:p>
        </text:list-item>
        <text:list-item>
          <text:p text:style-name="P25"><text:span text:style-name="T10">APT for debian based ubuntu etc.</text:span></text:p>
        </text:list-item>
      </text:list>
      <text:p text:style-name="P24"><text:span text:style-name="T10"/></text:p>
      <text:p text:style-name="P24"><text:span text:style-name="T10"><text:s text:c="3"/>YUM(yellow-dog updated modified)</text:span></text:p>
      <text:list xml:id="list1436634925" text:style-name="L22">
        <text:list-item>
          <text:p text:style-name="P26"><text:span text:style-name="T10">how to install and remove a package.</text:span></text:p>
          <text:p text:style-name="P26"><text:span text:style-name="T10">#yum install &lt;package_name&gt;.</text:span></text:p>
          <text:p text:style-name="P26"><text:span text:style-name="T10">#yum remove &lt;package_name&gt;.</text:span></text:p>
        </text:list-item>
        <text:list-item>
          <text:p text:style-name="P26"><text:span text:style-name="T10">how to upgrade and update a package.</text:span></text:p>
          <text:p text:style-name="P26"><text:span text:style-name="T10">yum upgrade package. # it will delete the old packages.</text:span></text:p>
          <text:p text:style-name="P26"><text:span text:style-name="T10">Yum update package. #it will keep the old packages and we can rollback.</text:span></text:p>
        </text:list-item>
      </text:list>
      <text:p text:style-name="P24"><text:span text:style-name="T10"/></text:p>
      <text:p text:style-name="P24"><text:span text:style-name="T10"><text:s text:c="3"/></text:span><text:span text:style-name="T13">APT </text:span></text:p>
      <text:list xml:id="list3875600002" text:style-name="L23">
        <text:list-item>
          <text:p text:style-name="P27"><text:span text:style-name="T10">sudo apt install &lt;package_name&gt;.</text:span></text:p>
        </text:list-item>
        <text:list-item>
          <text:p text:style-name="P27"><text:span text:style-name="T10">sudo apt remove &lt;package_name&gt;.</text:span></text:p>
        </text:list-item>
        <text:list-item>
          <text:p text:style-name="P27"><text:span text:style-name="T10">Sudo apt update.</text:span></text:p>
        </text:list-item>
      </text:list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50"><text:soft-page-break/><text:span text:style-name="T1">6. **User and Group Management:**</text:span></text:p>
      <text:p text:style-name="P50"><text:span text:style-name="T1"/></text:p>
      <text:p text:style-name="P50">- Create a new user account.</text:p>
      <text:list xml:id="list1936324865" text:style-name="L24">
        <text:list-item>
          <text:p text:style-name="P39">Useradd &lt;user_name&gt;</text:p>
          <text:p text:style-name="P39">ex:- useradd sanjay # it will create a sanjay as a new user account.</text:p>
        </text:list-item>
        <text:list-item>
          <text:p text:style-name="P39">Id &lt;user_name&gt; # to identify the user is created.</text:p>
          <text:p text:style-name="P39"/>
        </text:list-item>
      </text:list>
      <text:p text:style-name="P50">- Add the user to an existing group.</text:p>
      <text:list xml:id="list888707494" text:style-name="L25">
        <text:list-item>
          <text:p text:style-name="P40">Synatx : useradd -g &lt;group_name&gt; -s /<text:span text:style-name="T14">bin/bash -c “description” -m -d /home/user_name &lt;user_name&gt;</text:span></text:p>
          <text:p text:style-name="P40"><text:span text:style-name="T14">ex:- useradd -g test -s /bin/bash -c “part of testing team” -m -d /home/sanju sanju.</text:span></text:p>
        </text:list-item>
        <text:list-item>
          <text:p text:style-name="P42">Syntax: <text:span text:style-name="T19">Usermod -G &lt;groupname&gt;&lt;username&gt;</text:span> # to add user to a new group but default group will remain same.</text:p>
          <text:p text:style-name="P42">Ex:- uesradd -G test sanjay.</text:p>
        </text:list-item>
        <text:list-item>
          <text:p text:style-name="P42">syntax: <text:span text:style-name="T19">Usermod -g &lt;groupname&gt;&lt;username&gt;</text:span> <text:s/>#to change the default group</text:p>
          <text:p text:style-name="P42">ex:- useradd -g test sanjay.</text:p>
          <text:p text:style-name="P40"/>
        </text:list-item>
      </text:list>
      <text:p text:style-name="P50">- Create a new group.</text:p>
      <text:list xml:id="list2779553579" text:style-name="L26">
        <text:list-item>
          <text:p text:style-name="P41">Groupadd &lt;group_name&gt;</text:p>
          <text:p text:style-name="P41">ex:- groupadd test</text:p>
        </text:list-item>
        <text:list-item>
          <text:p text:style-name="P41">‘less /etc/group’- # to check the group information.</text:p>
          <text:p text:style-name="P41"/>
        </text:list-item>
      </text:list>
      <text:p text:style-name="P50">- Change the user's password.</text:p>
      <text:list xml:id="list1772340397" text:style-name="L27">
        <text:list-item>
          <text:p text:style-name="P43">‘chage’- command to cahnge for one time using.</text:p>
        </text:list-item>
        <text:list-item>
          <text:p text:style-name="P43">‘/etc/login.def’ – making default for every new user.</text:p>
        </text:list-item>
        <text:list-item>
          <text:p text:style-name="P43">Syntax:</text:p>
          <text:p text:style-name="P30">cahge [-m mindays] [-M maxdays] [-d lastday] [-I inactive] [-E expiredate] [-W warndays] user_name.</text:p>
          <text:p text:style-name="P32">Ex:- chage -M 90 -W 10 sanjay # it will cahnage the password upto 90 days maximun and it will warn you before 10 days of the last maxdays.</text:p>
          <text:p text:style-name="P32"/>
        </text:list-item>
      </text:list>
      <text:p text:style-name="P28"><text:span text:style-name="T10">- Delete the user account and group.</text:span></text:p>
      <text:list xml:id="list1677144250" text:style-name="L28">
        <text:list-item>
          <text:p text:style-name="P29"><text:span text:style-name="T10">Delete the user</text:span></text:p>
          <text:p text:style-name="P29"><text:span text:style-name="T10">userdel &lt;user_name&gt;</text:span></text:p>
          <text:p text:style-name="P29"><text:span text:style-name="T10">userdel -r # it will remove home directory.</text:span></text:p>
          <text:p text:style-name="P29"><text:span text:style-name="T10">userdel -f #force delete even if the user is logged in</text:span></text:p>
        </text:list-item>
        <text:list-item>
          <text:p text:style-name="P29"><text:span text:style-name="T10">delete the group</text:span></text:p>
          <text:p text:style-name="P29"><text:soft-page-break/><text:span text:style-name="T10">groupdel &lt;group_name&gt;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ohit Kannada" svg:font-family="'Lohit Kannad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1T17:08:29.897896320</meta:creation-date>
    <dc:date>2023-10-11T19:19:03.512774245</dc:date>
    <meta:editing-duration>PT16S</meta:editing-duration>
    <meta:editing-cycles>1</meta:editing-cycles>
    <meta:document-statistic meta:table-count="0" meta:image-count="0" meta:object-count="0" meta:page-count="5" meta:paragraph-count="121" meta:word-count="869" meta:character-count="5094" meta:non-whitespace-character-count="4345"/>
    <meta:generator>LibreOffice/6.4.7.2$Linux_X86_64 LibreOffice_project/40$Build-2</meta:generator>
  </office:meta>
</office:document-meta>
</file>